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cm" fo:margin-bottom="0.499cm" style:contextual-spacing="false" fo:text-align="start" style:justify-single-word="false" style:writing-mode="lr-tb"/>
      <style:text-properties fo:language="pt" fo:country="PT"/>
    </style:style>
    <style:style style:name="P2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 officeooo:paragraph-rsid="0014770b"/>
    </style:style>
    <style:style style:name="P4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 officeooo:paragraph-rsid="00154505"/>
    </style:style>
    <style:style style:name="P5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 officeooo:paragraph-rsid="0016778d"/>
    </style:style>
    <style:style style:name="P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 officeooo:rsid="0012d42f" officeooo:paragraph-rsid="0012d42f"/>
    </style:style>
    <style:style style:name="P7" style:family="paragraph" style:parent-style-name="Text_20_body" style:list-style-name="L1"/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officeooo:rsid="00154505"/>
    </style:style>
    <style:style style:name="T3" style:family="text">
      <style:text-properties fo:color="#c9211e" loext:opacity="100%"/>
    </style:style>
    <style:style style:name="T4" style:family="text">
      <style:text-properties officeooo:rsid="0016778d"/>
    </style:style>
    <style:style style:name="T5" style:family="text">
      <style:text-properties officeooo:rsid="0017c88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tw-target-rmn-container">
        <text:p text:style-name="Text_20_body"><text:bookmark text:name="tw-target-rmn"/></text:p>
      </text:section>
      <text:section text:style-name="Sect1" text:name="tw-tmenu">
        <text:p text:style-name="Standard"><text:bookmark text:name="tw-cpy-btn"/><text:bookmark text:name="_bIYSaL7NFd6c1sQP0oHymAc_44"/><text:bookmark text:name="tw-spkr-button"/></text:p>
      </text:section>
      <text:p text:style-name="P2"/>
      <text:p text:style-name="P2"/>
      <text:p text:style-name="P2"><text:bookmark text:name="tw-target-text"/>A lesma-marinha Elysia chlorotica <text:span text:style-name="T2">nos proporciona</text:span> uma oportunidade para estudar uma nova função (fotossíntese) em um hospedeiro multicelular complexo. <text:span text:style-name="T2">Perceba que </text:span>A Elysia chlorotica coleta plastídios (sem núcleo) de sua presa , <text:span text:style-name="T2">no caso, a </text:span>alga, Vaucheria litorea. <text:span text:style-name="T5">E d</text:span><text:span text:style-name="T4">iante disso,</text:span><text:span text:style-name="T2"> </text:span><text:span text:style-name="T4">o</text:span>s plastídios "roubados" são mantidos por vários meses nas células do trato digestivo e são essenciais para o desenvolvimento animal. <text:span text:style-name="T4">Antigamente, a</text:span>creditava-se que a base da manutenção a longo prazo da fotossíntese nessa lesma-marinha fosse explicada pela extensa transferência horizontal de genes (THG) do núcleo da alga para o núcleo do animal, <text:span text:style-name="T3">seguida pela expressão de genes de algas no intestino para fornecer proteínas essenciais destinadas aos plastídios. Estudos iniciais de genes e proteínas-alvo corroboraram a hipótese da TGH,</text:span> mas dados genômicos mais recentes fornecem resultados conflitantes.</text:p>
      <text:p text:style-name="P2"/>
      <text:p text:style-name="P3"/>
      <text:p text:style-name="Standard"/>
      <text:p text:style-name="P5"><text:bookmark text:name="tw-target-text2"/>Aqui, geramos dados genômicos</text:p>
      <text:p text:style-name="P5"/>
      <text:p text:style-name="P5">significativos da linha germinativa de E. chlorotica (DNA do ovo) e de V. litorea para testar a hipótese de HGT. Nossas análises abrangentes não fornecem evidências de HGT derivada de algas na linha germinativa da lesma-do-mar. Análises de reação em cadeia da polimerase de DNA genômico e cDNA de diferentes E. chlorotica individuais sugerem, no entanto, que genes nucleares de algas (ou fragmentos de genes) estão presentes na lesma adulta. Sugerimos que esses ácidos nucleicos podem derivar e/ou residir em DNAs extracromossômicos que são disponibilizados ao animal por meio do contato com a alga. Esses dados resolvem um problema de longa data e sugerem que a HGT não é a principal razão subjacente à manutenção a longo prazo da fotossíntese em E. chlorotica. Portanto, a fotossíntese da lesma-do-mar é sustentada de maneiras ainda inexplicáveis ​​que não parecem colocar em risco a linha germinativa animal por meio da introdução de dezenas de genes estranhos.</text:p>
      <text:p text:style-name="P2"/>
      <text:p text:style-name="P2"/>
      <text:p text:style-name="P4"><text:bookmark text:name="tw-target-text4"/>Muitas espécies de moluscos sacoglossanos herbívoros (lesmas-do-mar) apresentam cleptoplastia, que é a absorção e retenção de plastídios como resultado da alimentação de presas de algas . As associações cleptoplásticas individuais variam amplamente em termos de especificidade do animal em relação às suas presas de algas e no tempo de retenção e funcionalidade dos plastídios capturados. Elysia chlorotica situa-se em um extremo, pois suas presas algáceas conhecidas limitam-se a duas espécies marinhas do gênero heteroconte cenocítico Vaucheria e porque retém plastídios funcionais e não divisíveis nas células que revestem o trato digestivo por vários meses. O funcionamento a longo prazo dos plastídios de V. litorea em E. chlorotica é intrigante, pois não há evidências da presença de núcleos de algas na lesma-do-mar, e a maioria das proteínas plastídicas é codificada no genoma nuclear, além de todos os fatores <text:soft-page-break/>regulatórios nucleares direcionados ao plastídio (Rumpho et al. 2008; Woodson e Chory 2008; Puthiyaveetil et al. 2010).</text:p>
      <text:p text:style-name="P2"/>
      <text:p text:style-name="P2"/>
      <text:p text:style-name="P2"/>
      <text:p text:style-name="P2"/>
      <text:h text:style-name="P1" text:outline-level="3"><text:span text:style-name="Strong_20_Emphasis">1. Representação por meio de grafos:</text:span></text:h>
      <text:list xml:id="list2452468617" text:style-name="L1">
        <text:list-item>
          <text:p text:style-name="P7">Cada <text:span text:style-name="Strong_20_Emphasis">localidade</text:span> (ponto de entrega ou retirada) é representada por um <text:span text:style-name="Strong_20_Emphasis">vértice</text:span> (nó) do grafo.</text:p>
        </text:list-item>
        <text:list-item>
          <text:p text:style-name="P7">As <text:span text:style-name="Strong_20_Emphasis">estradas</text:span> que ligam os locais são representadas por <text:span text:style-name="Strong_20_Emphasis">arestas</text:span>, com pesos que indicam a distância, o tempo de trajeto ou o custo.</text:p>
        </text:list-item>
        <text:list-item>
          <text:p text:style-name="P7">O grafo pode ser <text:span text:style-name="Strong_20_Emphasis">não-direcionado</text:span> (se o caminho de ida e volta tiver o mesmo custo) ou <text:span text:style-name="Strong_20_Emphasis">direcionado</text:span> (se houver diferenças entre os dois sentidos, como em ruas de mão única).</text:p>
        </text:list-item>
        <text:list-item>
          <text:p text:style-name="P7">Um exemplo comum: um mapa de bairros de uma cidade modelado como um grafo onde as ruas são conexões entre os nós.</text:p>
        </text:list-item>
      </text:list>
      <text:p text:style-name="P2"/>
      <text:p text:style-name="P6">REFER<text:span text:style-name="T1">ÊNCIAS</text:span></text:p>
      <text:p text:style-name="Standard"><text:a xlink:type="simple" xlink:href="https://pubmed.ncbi.nlm.nih.gov/23645554/" text:style-name="Internet_20_link" text:visited-style-name="Visited_20_Internet_20_Link">https://pubmed.ncbi.nlm.nih.gov/23645554/</text:a></text:p>
      <text:p text:style-name="Standard"/>
      <text:p text:style-name="Standard"><text:a xlink:type="simple" xlink:href="https://www.uniprot.org/uniprotkb/A0A3S0ZE77/entry" text:style-name="Internet_20_link" text:visited-style-name="Visited_20_Internet_20_Link">https://www.uniprot.org/uniprotkb/A0A3S0ZE77/entry</text:a></text:p>
      <text:p text:style-name="Standard"/>
      <text:p text:style-name="Standard">https://string-db.org/cgi/network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9:37.649049927</meta:creation-date>
    <dc:date>2025-04-30T20:37:33.579941898</dc:date>
    <meta:editing-duration>PT2M47S</meta:editing-duration>
    <meta:editing-cycles>1</meta:editing-cycles>
    <meta:document-statistic meta:table-count="0" meta:image-count="0" meta:object-count="0" meta:page-count="2" meta:paragraph-count="13" meta:word-count="544" meta:character-count="3596" meta:non-whitespace-character-count="3067"/>
    <meta:generator>LibreOffice/7.3.7.2$Linux_X86_64 LibreOffice_project/30$Build-2</meta:generator>
  </office:meta>
</office:document-meta>
</file>